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071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071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071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071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071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071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071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071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071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071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071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071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071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071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071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071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071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ydemar Vanessa Zerpa Mé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1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8186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ila José Méndez Gi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8208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8.6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8" meta:non-whitespace-character-count="1000"/>
    <meta:template xlink:type="simple" xlink:actuate="onRequest" xlink:title="Normal" xlink:href=""/>
  </office:meta>
</office:document-meta>
</file>